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9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1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objectwithoutfill">
      <style:graphic-properties draw:stroke="dash" draw:stroke-dash="Fine_20_Dashed" svg:stroke-width="0.102cm" svg:stroke-color="#ff0000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4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5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5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5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3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g>
          <draw:frame draw:style-name="gr6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7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4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g>
          <draw:frame draw:style-name="gr6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5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8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2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  <draw:custom-shape draw:style-name="gr10" draw:text-style-name="P5" draw:layer="layout" svg:width="0.838cm" svg:height="0.838cm" svg:x="17.016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23.313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17.042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24.179cm" svg:y="17.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15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9.912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41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10.776cm" svg:y="17.74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24.559cm" svg:y1="15.022cm" svg:x2="16.598cm" svg:y2="8.339cm" svg:d="M24559 15022l-7961-6683" svg:viewBox="0 0 7962 6684">
          <text:p/>
        </draw:connector>
        <draw:custom-shape draw:style-name="gr11" draw:text-style-name="P6" draw:layer="layout" svg:width="0.838cm" svg:height="0.838cm" svg:x="18.423cm" svg:y="8.339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9.261cm" svg:y1="9.177cm" svg:x2="20.19cm" svg:y2="10.073cm">
          <text:p/>
        </draw:line>
        <draw:line draw:style-name="gr14" draw:text-style-name="P2" draw:layer="layout" svg:x1="22.219cm" svg:y1="14.184cm" svg:x2="21.108cm" svg:y2="13.26cm">
          <text:p/>
        </draw:line>
        <draw:custom-shape draw:style-name="gr8" draw:text-style-name="P4" draw:layer="layout" svg:width="0.838cm" svg:height="0.838cm" svg:x="22.219cm" svg:y="14.18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40:01.340508183</dc:date>
    <meta:editing-duration>PT7M50S</meta:editing-duration>
    <meta:editing-cycles>5</meta:editing-cycles>
    <meta:generator>LibreOffice/4.4.0.3$Linux_x86 LibreOffice_project/de093506bcdc5fafd9023ee680b8c60e3e0645d7</meta:generator>
    <meta:document-statistic meta:object-count="46"/>
  </office:meta>
</office:document-meta>
</file>